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292cm" style:rel-column-width="20398*"/>
    </style:style>
    <style:style style:name="Tableau2.B" style:family="table-column">
      <style:table-column-properties style:column-width="11.709cm" style:rel-column-width="4513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3b049" officeooo:paragraph-rsid="0003b049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fo:font-size="10pt" officeooo:rsid="0003b049" officeooo:paragraph-rsid="0003b049" style:font-size-asian="10pt" style:font-size-complex="10pt"/>
    </style:style>
    <style:style style:name="P4" style:family="paragraph" style:parent-style-name="Header">
      <style:text-properties fo:font-size="5pt" officeooo:rsid="0003b049" officeooo:paragraph-rsid="0003b049" style:font-size-asian="4.34999990463257pt" style:font-size-complex="5pt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Text_20_body">
      <style:text-properties officeooo:rsid="0003b049" officeooo:paragraph-rsid="0003b049"/>
    </style:style>
    <style:style style:name="P7" style:family="paragraph" style:parent-style-name="Title">
      <style:text-properties officeooo:rsid="0003b049" officeooo:paragraph-rsid="0003b049"/>
    </style:style>
    <style:style style:name="P8" style:family="paragraph" style:parent-style-name="Table_20_Contents">
      <style:text-properties officeooo:rsid="0003b049" officeooo:paragraph-rsid="0003b049"/>
    </style:style>
    <style:style style:name="P9" style:family="paragraph" style:parent-style-name="Table_20_Contents">
      <style:text-properties officeooo:rsid="00077049" officeooo:paragraph-rsid="00077049"/>
    </style:style>
    <style:style style:name="P10" style:family="paragraph" style:parent-style-name="Heading_20_3">
      <style:text-properties officeooo:rsid="0003b049" officeooo:paragraph-rsid="0003b049"/>
    </style:style>
    <style:style style:name="P11" style:family="paragraph" style:parent-style-name="Heading_20_2">
      <style:text-properties officeooo:rsid="0003b049" officeooo:paragraph-rsid="0003b049"/>
    </style:style>
    <style:style style:name="P12" style:family="paragraph" style:parent-style-name="Heading_20_1">
      <style:text-properties officeooo:rsid="0003b049" officeooo:paragraph-rsid="0003b049"/>
    </style:style>
    <style:style style:name="P13" style:family="paragraph" style:parent-style-name="Heading_20_1">
      <style:paragraph-properties fo:break-before="page"/>
      <style:text-properties officeooo:rsid="0003b049" officeooo:paragraph-rsid="0003b049"/>
    </style:style>
    <style:style style:name="T1" style:family="text">
      <style:text-properties officeooo:rsid="000770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itre du document</text:p>
      <text:p text:style-name="P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">Date de rédaction</text:p>
          </table:table-cell>
          <table:table-cell table:style-name="Tableau2.B1" office:value-type="string">
            <text:p text:style-name="P1">19/02/2015</text:p>
          </table:table-cell>
        </table:table-row>
        <table:table-row>
          <table:table-cell table:style-name="Tableau2.A2" office:value-type="string">
            <text:p text:style-name="P3">Rédacteur</text:p>
          </table:table-cell>
          <table:table-cell table:style-name="Tableau2.B2" office:value-type="string">
            <text:p text:style-name="P1">David Briand</text:p>
          </table:table-cell>
        </table:table-row>
        <table:table-row>
          <table:table-cell table:style-name="Tableau2.A2" office:value-type="string">
            <text:p text:style-name="P3">Date de dernière mise à jour</text:p>
          </table:table-cell>
          <table:table-cell table:style-name="Tableau2.B2" office:value-type="string">
            <text:p text:style-name="P1">19/02/2015 par <text:span text:style-name="T1">XXX</text:span></text:p>
            <text:p text:style-name="P9">23/02/2016 par XXX</text:p>
          </table:table-cell>
        </table:table-row>
      </table:table>
      <text:p text:style-name="P6"/>
      <text:h text:style-name="P12" text:outline-level="1">Résumé du document</text:h>
      <text:p text:style-name="P6">Ici un résumé sur la fonction du document.</text:p>
      <text:h text:style-name="P13" text:outline-level="1">Titre 1</text:h>
      <text:h text:style-name="P11" text:outline-level="2">Sous-titre</text:h>
      <text:h text:style-name="P10" text:outline-level="3">Deuxième sous-titre</text:h>
      <text:p text:style-name="P6">Corps de tex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fo:text-align="justify" style:justify-single-word="false" style:page-number="auto"/>
      <style:text-properties style:font-size-asian="10.5pt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 fo:padding="0.101cm" fo:border-left="0.06pt solid #999999" fo:border-right="none" fo:border-top="none" fo:border-bottom="none" style:shadow="none"/>
      <style:text-properties fo:color="#999999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0cm" fo:margin-top="0.199cm" fo:margin-bottom="0.45cm" style:contextual-spacing="false" fo:text-indent="-0.76cm" style:auto-text-indent="false" style:page-number="auto">
        <style:tab-stops/>
      </style:paragraph-properties>
      <style:text-properties fo:color="#0000ff" fo:font-size="130%" style:text-underline-style="none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199cm" fo:margin-right="0cm" fo:margin-top="0cm" fo:margin-bottom="0.45cm" style:contextual-spacing="false" fo:text-indent="-0.76cm" style:auto-text-indent="false" style:page-number="auto">
        <style:tab-stops/>
      </style:paragraph-properties>
      <style:text-properties fo:color="#00b8f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199cm" fo:margin-right="0cm" fo:margin-top="0cm" fo:margin-bottom="0.349cm" style:contextual-spacing="false" fo:text-indent="-0.76cm" style:auto-text-indent="false" style:page-number="auto">
        <style:tab-stops/>
      </style:paragraph-properties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padding="0cm" fo:border="none" style:shadow="none" text:number-lines="false" text:line-number="0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fo:padding="0.049cm" fo:border-left="none" fo:border-right="none" fo:border-top="0.06pt solid #b3b3b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3.B1" style:family="table-cell">
      <style:table-cell-properties fo:padding="0.097cm" fo:border="0.05pt solid #ffffff"/>
    </style:style>
    <style:style style:name="MP1" style:family="paragraph" style:parent-style-name="Table_20_Contents">
      <style:text-properties officeooo:rsid="0003b049" officeooo:paragraph-rsid="0003b049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Header">
      <style:text-properties fo:font-size="5pt" officeooo:rsid="0003b049" officeooo:paragraph-rsid="0003b049" style:font-size-asian="4.34999990463257pt" style:font-size-complex="5pt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1">Titre du document</text:p>
            </table:table-cell>
            <table:table-cell table:style-name="Tableau3.B1" office:value-type="string">
              <text:p text:style-name="MP2"><text:date style:data-style-name="N37" text:date-value="2016-02-19T14:17:46.551999701" text:fixed="true">19/02/16</text:date></text:p>
            </table:table-cell>
          </table:table-row>
        </table:table>
        <text:p text:style-name="MP3"/>
      </style:header>
      <style:footer>
        <text:p text:style-name="MP4">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13:15:26.303000000</meta:creation-date>
    <dc:date>2016-03-18T14:14:48.762000000</dc:date>
    <meta:editing-duration>PT3M2S</meta:editing-duration>
    <meta:editing-cycles>6</meta:editing-cycles>
    <meta:generator>LibreOffice/4.2.4.2$Windows_x86 LibreOffice_project/63150712c6d317d27ce2db16eb94c2f3d7b699f8</meta:generator>
    <meta:document-statistic meta:table-count="2" meta:image-count="0" meta:object-count="0" meta:page-count="2" meta:paragraph-count="17" meta:word-count="48" meta:character-count="270" meta:non-whitespace-character-count="239"/>
  </office:meta>
</office:document-meta>
</file>